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Zone.hasSameRules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TimeZon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AvailableID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Availab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setI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DisplayNam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setDefault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DisplayName( boolean var0 , int var1 , java . util . Loca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Zone.getDisplayName( boolean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